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1665in" fo:margin-bottom="0.0835in"/>
    </style:style>
    <style:style style:name="P2" style:family="paragraph" style:parent-style-name="Standard">
      <style:paragraph-properties fo:margin-top="0.1665in" fo:margin-bottom="0.0835in"/>
      <style:text-properties fo:language="ru" fo:country="RU"/>
    </style:style>
    <style:style style:name="P3" style:family="paragraph" style:parent-style-name="Heading_20_2">
      <style:paragraph-properties fo:margin-top="0.1665in" fo:margin-bottom="0.0835in" fo:keep-with-next="always"/>
    </style:style>
    <style:style style:name="P4" style:family="paragraph" style:parent-style-name="Text_20_body">
      <style:text-properties fo:language="ru" fo:country="RU"/>
    </style:style>
    <style:style style:name="P5" style:family="paragraph" style:parent-style-name="Text_20_body">
      <style:paragraph-properties fo:margin-top="0.1665in" fo:margin-bottom="0.0835in"/>
    </style:style>
    <style:style style:name="T1" style:family="text">
      <style:text-properties fo:language="en" fo:country="GB"/>
    </style:style>
    <style:style style:name="T2" style:family="text">
      <style:text-properties fo:language="en" fo:country="US"/>
    </style:style>
    <style:style style:name="T3" style:family="text">
      <style:text-properties fo:language="ru" fo:country="RU"/>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1. Why Would You Use Prometheus &amp; Grafana Together?</text:h>
      <text:p text:style-name="Text_20_body">As Prometheus is able to collect time-series metrics easily and Grafana provides a solution for transforming this data into meaningful reports and data visualisation, using these two tools on top of each other offers users many benefits.</text:p>
      <text:p text:style-name="Text_20_body">Find out more about Grafana in our guide detailing the benefits of using <text:a xlink:type="simple" xlink:href="https://logit.io/blog/post/grafana-vs-kibana/" text:style-name="Internet_20_link" text:visited-style-name="Visited_20_Internet_20_Link">Grafana vs Kibana</text:a>.</text:p>
      <text:h text:style-name="Heading_20_2" text:outline-level="2">2. does Prometheus store data?</text:h>
      <text:p text:style-name="Text_20_body">Prometheus is classified as an open-source time-series database. A time-series database is designed to store and retrieve time-series data along with its associated timestamps. A commonly seen example of time-series metrics that you may have seen visualised previously is a stock price tracker.</text:p>
      <text:h text:style-name="Heading_20_2" text:outline-level="2">3. How Do You Find The HTTP Error Rate As A Percentage Of Total Traffic?</text:h>
      <text:p text:style-name="Text_20_body">To find the HTTP error rate as a percentage of total traffic you will need to use the PromQL command <text:span text:style-name="Source_20_Text">rate(http_requests_total{status_code=~"5.*"}[5m] / rate (http_requests_total[5m])</text:span></text:p>
      <text:h text:style-name="Heading_20_2" text:outline-level="2">4. <text:span text:style-name="T3">как вывести все 400ки</text:span></text:h>
      <text:p text:style-name="Text_20_body">To select all HTTP status codes except for 4xx ones you will need to use the PromQL command <text:span text:style-name="Source_20_Text">http_requests_total{status</text:span><text:span text:style-name="Source_20_Text"><text:span text:style-name="T3">=</text:span></text:span><text:span text:style-name="Source_20_Text">~"4.."}</text:span></text:p>
      <text:p text:style-name="Text_20_body"/>
      <text:h text:style-name="P3" text:outline-level="2">5.Что такое экспортеры?</text:h>
      <text:p text:style-name="P4">But what happens when the systems you want to monitor don't speak Prometheus's language? <text:span text:style-name="Strong_20_Emphasis">That's where exporters come in</text:span>. </text:p>
      <text:p text:style-name="P4">They act as translators, converting metrics from diverse systems into a format compatible with Prometheus. With Exporters, your monitoring capabilities become virtually limitless. Regardless of the system or technology, there's likely an exporter available to integrate it into your observability stack. </text:p>
      <text:p text:style-name="P4"/>
      <text:h text:style-name="P3" text:outline-level="2">6. C помощью какого экспортера можно решить проблему мониторинга доступности сервиса prometheus</text:h>
      <text:p text:style-name="P1">Для решения проблемы мониторинга доступности сервисов в Prometheus используется Blackbox Exporter. Этот экспортер позволяет проверять доступность конечных точек, измерять время отклика, а также отслеживать срок действия SSL-сертификатов. </text:p>
      <text:p text:style-name="P5"/>
      <text:p text:style-name="P5"/>
      <text:h text:style-name="P3" text:outline-level="2"><text:soft-page-break/>7. Золотые сигналы <text:s/><text:span text:style-name="Strong_20_Emphasis">Как вы определяете, какие метрики следует собирать?</text:span> </text:h>
      <text:p text:style-name="P1">1. Задержка (Latency) Сколько времени занимает обработка запроса? Определите ориентир для задержек, типичных для успешных запросов, и сравните его с задержками для неуспешных запросов. Отслеживание задержек, вызванных ошибками, позволяет решить любые вопросы, связанные со скоростью выявления инцидента и реакции на него. </text:p>
      <text:p text:style-name="P1">2. Трафик (Traffic) Этот сигнал не требует особых пояснений. Какое влияние на систему оказывает количество пользователей или число транзакций, проходящих через сервис? В зависимости от функциональности сервиса измерение трафика может существенно отличаться от компании к компании. Отслеживая взаимодействие с реальными пользователями и трафик, можно лучше понять, как конечные пользователи воспринимают сервис, и получить представление о том, как системы ведут себя в условиях стресса. </text:p>
      <text:p text:style-name="P1">3. Ошибки (Errors) <text:line-break/>Конечно, каждая команда должна следить за ошибками. Независимо от того, вызваны ли ошибки заданной вручную логикой или автономны (вроде неудавшегося HTTP-запроса), SRE-команды должны отслеживать их. Многие SRE-команды используют специальное <text:a xlink:type="simple" xlink:href="https://victorops.com/ebooks/incident-management-buyers-guide/" office:target-frame-name="_blank" xlink:show="new" text:style-name="Internet_20_link" text:visited-style-name="Visited_20_Internet_20_Link">ПО для управления инцидентами</text:a> для оповещений о критических ошибках, поиска их причин и проведения работ по устранению последствий. </text:p>
      <text:p text:style-name="P1">4. Насыщенность (Saturation) Каждая команда должна следить за загруженностью своей системы. Важно задать метрику для насыщенности, которая бы означала, что сервис достиг максимума своих возможностей. Большинство сервисов начинают терять производительность еще до того, как загрузка достигнет 100%, поэтому понимание функциональности вашей собственной системы важно для определения ориентира насыщенности, который имеет смысл. </text:p>
      <text:p text:style-name="P2"/>
      <text:h text:style-name="P3" text:outline-level="2"><text:span text:style-name="Strong_20_Emphasis">8. Как выглядит идеально спроектированная панель в графне?</text:span></text:h>
      <text:p text:style-name="P5"><text:span text:style-name="Strong_20_Emphasis"><text:span text:style-name="T3">Самая классная :</text:span></text:span><text:span text:style-name="Strong_20_Emphasis"><text:span text:style-name="T1">3</text:span></text:span></text:p>
      <text:p text:style-name="P5"><text:span text:style-name="Strong_20_Emphasis"><text:span text:style-name="T1"/></text:span></text:p>
      <text:h text:style-name="P3" text:outline-level="2"><text:span text:style-name="Strong_20_Emphasis"><text:span text:style-name="T1">9. Prometheus is a cloud-native-focused solution with a powerful time-series database and PromQL, ideal for modern DevOps environments, while Zabbix is a traditional, all-in-one monitoring tool with a rich feature set and GUI-driven approach, better suited for enterprise environments and legacy systems </text:span></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8-30T13:56:03.82</meta:creation-date>
    <dc:date>2025-08-31T20:14:06.32</dc:date>
    <meta:editing-duration>PT14H27M22S</meta:editing-duration>
    <meta:editing-cycles>7</meta:editing-cycles>
    <meta:generator>OpenOffice/4.1.11$Win32 OpenOffice.org_project/4111m1$Build-9808</meta:generator>
    <meta:document-statistic meta:table-count="0" meta:image-count="0" meta:object-count="0" meta:page-count="2" meta:paragraph-count="22" meta:word-count="543" meta:character-count="3965"/>
  </office:meta>
</office:document-meta>
</file>